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qft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2]" office:value-type="float" office:value="0.8" calcext:value-type="float">
            <text:p>0.8</text:p>
          </table:table-cell>
          <table:table-cell table:formula="of:=[.I2]" office:value-type="float" office:value="0.3" calcext:value-type="float">
            <text:p>0.3</text:p>
          </table:table-cell>
          <table:table-cell table:formula="of:=([.D3]*[.A3])+[.E3]" office:value-type="float" office:value="800.3" calcext:value-type="float">
            <text:p>800.3</text:p>
          </table:table-cell>
          <table:table-cell table:formula="of:=[.B3]-[.F3]" office:value-type="float" office:value="-750.3" calcext:value-type="float">
            <text:p>-750.3</text:p>
          </table:table-cell>
          <table:table-cell table:formula="of:=[.D3]+([.$J$3]*[.G3])" office:value-type="float" office:value="0.0497000000000001" calcext:value-type="float">
            <text:p>0.0497</text:p>
          </table:table-cell>
          <table:table-cell table:formula="of:=[.E3]+([.$J$3]*[.G3])" office:value-type="float" office:value="-0.4503" calcext:value-type="float">
            <text:p>-0.45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3]" office:value-type="float" office:value="0.0497000000000001" calcext:value-type="float">
            <text:p>0.0497</text:p>
          </table:table-cell>
          <table:table-cell table:formula="of:=[.I3]" office:value-type="float" office:value="-0.4503" calcext:value-type="float">
            <text:p>-0.4503</text:p>
          </table:table-cell>
          <table:table-cell table:formula="of:=([.D4]*[.A4])+[.E4]" office:value-type="float" office:value="59.1897000000001" calcext:value-type="float">
            <text:p>59.1897000000001</text:p>
          </table:table-cell>
          <table:table-cell table:formula="of:=[.B4]-[.F4]" office:value-type="float" office:value="0.810299999999906" calcext:value-type="float">
            <text:p>0.810299999999906</text:p>
          </table:table-cell>
          <table:table-cell table:formula="of:=[.D4]+([.$J$3]*[.G4])" office:value-type="float" office:value="0.0505103" calcext:value-type="float">
            <text:p>0.0505103</text:p>
          </table:table-cell>
          <table:table-cell table:formula="of:=[.E4]+([.$J$3]*[.G4])" office:value-type="float" office:value="-0.4494897" calcext:value-type="float">
            <text:p>-0.4494897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4]" office:value-type="float" office:value="0.0505103" calcext:value-type="float">
            <text:p>0.0505103</text:p>
          </table:table-cell>
          <table:table-cell table:formula="of:=[.I4]" office:value-type="float" office:value="-0.4494897" calcext:value-type="float">
            <text:p>-0.4494897</text:p>
          </table:table-cell>
          <table:table-cell table:formula="of:=([.D5]*[.A5])+[.E5]" office:value-type="float" office:value="75.3159603" calcext:value-type="float">
            <text:p>75.3159603</text:p>
          </table:table-cell>
          <table:table-cell table:formula="of:=[.B5]-[.F5]" office:value-type="float" office:value="-0.315960299999972" calcext:value-type="float">
            <text:p>-0.315960299999972</text:p>
          </table:table-cell>
          <table:table-cell table:formula="of:=[.D5]+([.$J$3]*[.G5])" office:value-type="float" office:value="0.0501943397" calcext:value-type="float">
            <text:p>0.0501943397</text:p>
          </table:table-cell>
          <table:table-cell table:formula="of:=[.E5]+([.$J$3]*[.G5])" office:value-type="float" office:value="-0.4498056603" calcext:value-type="float">
            <text:p>-0.4498056603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H5]" office:value-type="float" office:value="0.0501943397" calcext:value-type="float">
            <text:p>0.0501943397</text:p>
          </table:table-cell>
          <table:table-cell table:formula="of:=[.I5]" office:value-type="float" office:value="-0.4498056603" calcext:value-type="float">
            <text:p>-0.4498056603</text:p>
          </table:table-cell>
          <table:table-cell table:formula="of:=([.D6]*[.A6])+[.E6]" office:value-type="float" office:value="79.8611378597" calcext:value-type="float">
            <text:p>79.8611378597</text:p>
          </table:table-cell>
          <table:table-cell table:formula="of:=[.B6]-[.F6]" office:value-type="float" office:value="0.138862140299992" calcext:value-type="float">
            <text:p>0.138862140299992</text:p>
          </table:table-cell>
          <table:table-cell table:formula="of:=[.D6]+([.$J$3]*[.G6])" office:value-type="float" office:value="0.0503332018403" calcext:value-type="float">
            <text:p>0.0503332018403</text:p>
          </table:table-cell>
          <table:table-cell table:formula="of:=[.E6]+([.$J$3]*[.G6])" office:value-type="float" office:value="-0.4496667981597" calcext:value-type="float">
            <text:p>-0.449666798159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6]" office:value-type="float" office:value="0.0503332018403" calcext:value-type="float">
            <text:p>0.0503332018403</text:p>
          </table:table-cell>
          <table:table-cell table:formula="of:=[.I6]" office:value-type="float" office:value="-0.4496667981597" calcext:value-type="float">
            <text:p>-0.4496667981597</text:p>
          </table:table-cell>
          <table:table-cell table:formula="of:=([.D7]*[.A7])+[.E7]" office:value-type="float" office:value="49.8835350421403" calcext:value-type="float">
            <text:p>49.8835350421403</text:p>
          </table:table-cell>
          <table:table-cell table:formula="of:=[.B7]-[.F7]" office:value-type="float" office:value="0.116464957859698" calcext:value-type="float">
            <text:p>0.116464957859698</text:p>
          </table:table-cell>
          <table:table-cell table:formula="of:=[.D7]+([.$J$3]*[.G7])" office:value-type="float" office:value="0.0504496667981597" calcext:value-type="float">
            <text:p>0.05044966679816</text:p>
          </table:table-cell>
          <table:table-cell table:formula="of:=[.E7]+([.$J$3]*[.G7])" office:value-type="float" office:value="-0.44955033320184" calcext:value-type="float">
            <text:p>-0.44955033320184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7]" office:value-type="float" office:value="0.0504496667981597" calcext:value-type="float">
            <text:p>0.05044966679816</text:p>
          </table:table-cell>
          <table:table-cell table:formula="of:=[.I7]" office:value-type="float" office:value="-0.44955033320184" calcext:value-type="float">
            <text:p>-0.44955033320184</text:p>
          </table:table-cell>
          <table:table-cell table:formula="of:=([.D8]*[.A8])+[.E8]" office:value-type="float" office:value="60.0900498245898" calcext:value-type="float">
            <text:p>60.0900498245898</text:p>
          </table:table-cell>
          <table:table-cell table:formula="of:=[.B8]-[.F8]" office:value-type="float" office:value="-0.0900498245897907" calcext:value-type="float">
            <text:p>-0.090049824589791</text:p>
          </table:table-cell>
          <table:table-cell table:formula="of:=[.D8]+([.$J$3]*[.G8])" office:value-type="float" office:value="0.0503596169735699" calcext:value-type="float">
            <text:p>0.05035961697357</text:p>
          </table:table-cell>
          <table:table-cell table:formula="of:=[.E8]+([.$J$3]*[.G8])" office:value-type="float" office:value="-0.44964038302643" calcext:value-type="float">
            <text:p>-0.44964038302643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8]" office:value-type="float" office:value="0.0503596169735699" calcext:value-type="float">
            <text:p>0.05035961697357</text:p>
          </table:table-cell>
          <table:table-cell table:formula="of:=[.I8]" office:value-type="float" office:value="-0.44964038302643" calcext:value-type="float">
            <text:p>-0.44964038302643</text:p>
          </table:table-cell>
          <table:table-cell table:formula="of:=([.D9]*[.A9])+[.E9]" office:value-type="float" office:value="75.0897850773284" calcext:value-type="float">
            <text:p>75.0897850773284</text:p>
          </table:table-cell>
          <table:table-cell table:formula="of:=[.B9]-[.F9]" office:value-type="float" office:value="-0.0897850773284148" calcext:value-type="float">
            <text:p>-0.089785077328415</text:p>
          </table:table-cell>
          <table:table-cell table:formula="of:=[.D9]+([.$J$3]*[.G9])" office:value-type="float" office:value="0.0502698318962415" calcext:value-type="float">
            <text:p>0.050269831896242</text:p>
          </table:table-cell>
          <table:table-cell table:formula="of:=[.E9]+([.$J$3]*[.G9])" office:value-type="float" office:value="-0.449730168103758" calcext:value-type="float">
            <text:p>-0.449730168103758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H9]" office:value-type="float" office:value="0.0502698318962415" calcext:value-type="float">
            <text:p>0.050269831896242</text:p>
          </table:table-cell>
          <table:table-cell table:formula="of:=[.I9]" office:value-type="float" office:value="-0.449730168103758" calcext:value-type="float">
            <text:p>-0.449730168103758</text:p>
          </table:table-cell>
          <table:table-cell table:formula="of:=([.D10]*[.A10])+[.E10]" office:value-type="float" office:value="79.9820008658826" calcext:value-type="float">
            <text:p>79.9820008658826</text:p>
          </table:table-cell>
          <table:table-cell table:formula="of:=[.B10]-[.F10]" office:value-type="float" office:value="0.0179991341173746" calcext:value-type="float">
            <text:p>0.017999134117375</text:p>
          </table:table-cell>
          <table:table-cell table:formula="of:=[.D10]+([.$J$3]*[.G10])" office:value-type="float" office:value="0.0502878310303589" calcext:value-type="float">
            <text:p>0.050287831030359</text:p>
          </table:table-cell>
          <table:table-cell table:formula="of:=[.E10]+([.$J$3]*[.G10])" office:value-type="float" office:value="-0.449712168969641" calcext:value-type="float">
            <text:p>-0.44971216896964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10]" office:value-type="float" office:value="0.0502878310303589" calcext:value-type="float">
            <text:p>0.050287831030359</text:p>
          </table:table-cell>
          <table:table-cell table:formula="of:=[.I10]" office:value-type="float" office:value="-0.449712168969641" calcext:value-type="float">
            <text:p>-0.449712168969641</text:p>
          </table:table-cell>
          <table:table-cell table:formula="of:=([.D11]*[.A11])+[.E11]" office:value-type="float" office:value="49.8381188613892" calcext:value-type="float">
            <text:p>49.8381188613892</text:p>
          </table:table-cell>
          <table:table-cell table:formula="of:=[.B11]-[.F11]" office:value-type="float" office:value="0.161881138610781" calcext:value-type="float">
            <text:p>0.161881138610781</text:p>
          </table:table-cell>
          <table:table-cell table:formula="of:=[.D11]+([.$J$3]*[.G11])" office:value-type="float" office:value="0.0504497121689696" calcext:value-type="float">
            <text:p>0.05044971216897</text:p>
          </table:table-cell>
          <table:table-cell table:formula="of:=[.E11]+([.$J$3]*[.G11])" office:value-type="float" office:value="-0.44955028783103" calcext:value-type="float">
            <text:p>-0.44955028783103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11]" office:value-type="float" office:value="0.0504497121689696" calcext:value-type="float">
            <text:p>0.05044971216897</text:p>
          </table:table-cell>
          <table:table-cell table:formula="of:=[.I11]" office:value-type="float" office:value="-0.44955028783103" calcext:value-type="float">
            <text:p>-0.44955028783103</text:p>
          </table:table-cell>
          <table:table-cell table:formula="of:=([.D12]*[.A12])+[.E12]" office:value-type="float" office:value="60.0901043149325" calcext:value-type="float">
            <text:p>60.0901043149325</text:p>
          </table:table-cell>
          <table:table-cell table:formula="of:=[.B12]-[.F12]" office:value-type="float" office:value="-0.0901043149325318" calcext:value-type="float">
            <text:p>-0.090104314932532</text:p>
          </table:table-cell>
          <table:table-cell table:formula="of:=[.D12]+([.$J$3]*[.G12])" office:value-type="float" office:value="0.0503596078540371" calcext:value-type="float">
            <text:p>0.050359607854037</text:p>
          </table:table-cell>
          <table:table-cell table:formula="of:=[.E12]+([.$J$3]*[.G12])" office:value-type="float" office:value="-0.449640392145963" calcext:value-type="float">
            <text:p>-0.449640392145963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12]" office:value-type="float" office:value="0.0503596078540371" calcext:value-type="float">
            <text:p>0.050359607854037</text:p>
          </table:table-cell>
          <table:table-cell table:formula="of:=[.I12]" office:value-type="float" office:value="-0.449640392145963" calcext:value-type="float">
            <text:p>-0.449640392145963</text:p>
          </table:table-cell>
          <table:table-cell table:formula="of:=([.D13]*[.A13])+[.E13]" office:value-type="float" office:value="75.0897713889097" calcext:value-type="float">
            <text:p>75.0897713889097</text:p>
          </table:table-cell>
          <table:table-cell table:formula="of:=[.B13]-[.F13]" office:value-type="float" office:value="-0.0897713889096963" calcext:value-type="float">
            <text:p>-0.089771388909696</text:p>
          </table:table-cell>
          <table:table-cell table:formula="of:=[.D13]+([.$J$3]*[.G13])" office:value-type="float" office:value="0.0502698364651274" calcext:value-type="float">
            <text:p>0.050269836465127</text:p>
          </table:table-cell>
          <table:table-cell table:formula="of:=[.E13]+([.$J$3]*[.G13])" office:value-type="float" office:value="-0.449730163534873" calcext:value-type="float">
            <text:p>-0.449730163534873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H13]" office:value-type="float" office:value="0.0502698364651274" calcext:value-type="float">
            <text:p>0.050269836465127</text:p>
          </table:table-cell>
          <table:table-cell table:formula="of:=[.I13]" office:value-type="float" office:value="-0.449730163534873" calcext:value-type="float">
            <text:p>-0.449730163534873</text:p>
          </table:table-cell>
          <table:table-cell table:formula="of:=([.D14]*[.A14])+[.E14]" office:value-type="float" office:value="79.982008180669" calcext:value-type="float">
            <text:p>79.982008180669</text:p>
          </table:table-cell>
          <table:table-cell table:formula="of:=[.B14]-[.F14]" office:value-type="float" office:value="0.0179918193310158" calcext:value-type="float">
            <text:p>0.017991819331016</text:p>
          </table:table-cell>
          <table:table-cell table:formula="of:=[.D14]+([.$J$3]*[.G14])" office:value-type="float" office:value="0.0502878282844584" calcext:value-type="float">
            <text:p>0.050287828284459</text:p>
          </table:table-cell>
          <table:table-cell table:formula="of:=[.E14]+([.$J$3]*[.G14])" office:value-type="float" office:value="-0.449712171715541" calcext:value-type="float">
            <text:p>-0.44971217171554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14]" office:value-type="float" office:value="0.0502878282844584" calcext:value-type="float">
            <text:p>0.050287828284459</text:p>
          </table:table-cell>
          <table:table-cell table:formula="of:=[.I14]" office:value-type="float" office:value="-0.449712171715541" calcext:value-type="float">
            <text:p>-0.449712171715541</text:p>
          </table:table-cell>
          <table:table-cell table:formula="of:=([.D15]*[.A15])+[.E15]" office:value-type="float" office:value="49.8381161127429" calcext:value-type="float">
            <text:p>49.8381161127429</text:p>
          </table:table-cell>
          <table:table-cell table:formula="of:=[.B15]-[.F15]" office:value-type="float" office:value="0.161883887257119" calcext:value-type="float">
            <text:p>0.161883887257119</text:p>
          </table:table-cell>
          <table:table-cell table:formula="of:=[.D15]+([.$J$3]*[.G15])" office:value-type="float" office:value="0.0504497121717155" calcext:value-type="float">
            <text:p>0.050449712171716</text:p>
          </table:table-cell>
          <table:table-cell table:formula="of:=[.E15]+([.$J$3]*[.G15])" office:value-type="float" office:value="-0.449550287828284" calcext:value-type="float">
            <text:p>-0.449550287828284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15]" office:value-type="float" office:value="0.0504497121717155" calcext:value-type="float">
            <text:p>0.050449712171716</text:p>
          </table:table-cell>
          <table:table-cell table:formula="of:=[.I15]" office:value-type="float" office:value="-0.449550287828284" calcext:value-type="float">
            <text:p>-0.449550287828284</text:p>
          </table:table-cell>
          <table:table-cell table:formula="of:=([.D16]*[.A16])+[.E16]" office:value-type="float" office:value="60.0901043182304" calcext:value-type="float">
            <text:p>60.0901043182304</text:p>
          </table:table-cell>
          <table:table-cell table:formula="of:=[.B16]-[.F16]" office:value-type="float" office:value="-0.0901043182303596" calcext:value-type="float">
            <text:p>-0.09010431823036</text:p>
          </table:table-cell>
          <table:table-cell table:formula="of:=[.D16]+([.$J$3]*[.G16])" office:value-type="float" office:value="0.0503596078534852" calcext:value-type="float">
            <text:p>0.050359607853485</text:p>
          </table:table-cell>
          <table:table-cell table:formula="of:=[.E16]+([.$J$3]*[.G16])" office:value-type="float" office:value="-0.449640392146515" calcext:value-type="float">
            <text:p>-0.44964039214651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16]" office:value-type="float" office:value="0.0503596078534852" calcext:value-type="float">
            <text:p>0.050359607853485</text:p>
          </table:table-cell>
          <table:table-cell table:formula="of:=[.I16]" office:value-type="float" office:value="-0.449640392146515" calcext:value-type="float">
            <text:p>-0.449640392146515</text:p>
          </table:table-cell>
          <table:table-cell table:formula="of:=([.D17]*[.A17])+[.E17]" office:value-type="float" office:value="75.0897713880813" calcext:value-type="float">
            <text:p>75.0897713880813</text:p>
          </table:table-cell>
          <table:table-cell table:formula="of:=[.B17]-[.F17]" office:value-type="float" office:value="-0.0897713880812461" calcext:value-type="float">
            <text:p>-0.089771388081246</text:p>
          </table:table-cell>
          <table:table-cell table:formula="of:=[.D17]+([.$J$3]*[.G17])" office:value-type="float" office:value="0.0502698364654039" calcext:value-type="float">
            <text:p>0.050269836465404</text:p>
          </table:table-cell>
          <table:table-cell table:formula="of:=[.E17]+([.$J$3]*[.G17])" office:value-type="float" office:value="-0.449730163534596" calcext:value-type="float">
            <text:p>-0.44973016353459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H17]" office:value-type="float" office:value="0.0502698364654039" calcext:value-type="float">
            <text:p>0.050269836465404</text:p>
          </table:table-cell>
          <table:table-cell table:formula="of:=[.I17]" office:value-type="float" office:value="-0.449730163534596" calcext:value-type="float">
            <text:p>-0.449730163534596</text:p>
          </table:table-cell>
          <table:table-cell table:formula="of:=([.D18]*[.A18])+[.E18]" office:value-type="float" office:value="79.9820081811117" calcext:value-type="float">
            <text:p>79.9820081811117</text:p>
          </table:table-cell>
          <table:table-cell table:formula="of:=[.B18]-[.F18]" office:value-type="float" office:value="0.017991818888305" calcext:value-type="float">
            <text:p>0.017991818888305</text:p>
          </table:table-cell>
          <table:table-cell table:formula="of:=[.D18]+([.$J$3]*[.G18])" office:value-type="float" office:value="0.0502878282842922" calcext:value-type="float">
            <text:p>0.050287828284292</text:p>
          </table:table-cell>
          <table:table-cell table:formula="of:=[.E18]+([.$J$3]*[.G18])" office:value-type="float" office:value="-0.449712171715708" calcext:value-type="float">
            <text:p>-0.4497121717157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18]" office:value-type="float" office:value="0.0502878282842922" calcext:value-type="float">
            <text:p>0.050287828284292</text:p>
          </table:table-cell>
          <table:table-cell table:formula="of:=[.I18]" office:value-type="float" office:value="-0.449712171715708" calcext:value-type="float">
            <text:p>-0.449712171715708</text:p>
          </table:table-cell>
          <table:table-cell table:formula="of:=([.D19]*[.A19])+[.E19]" office:value-type="float" office:value="49.8381161125765" calcext:value-type="float">
            <text:p>49.8381161125765</text:p>
          </table:table-cell>
          <table:table-cell table:formula="of:=[.B19]-[.F19]" office:value-type="float" office:value="0.161883887423471" calcext:value-type="float">
            <text:p>0.161883887423471</text:p>
          </table:table-cell>
          <table:table-cell table:formula="of:=[.D19]+([.$J$3]*[.G19])" office:value-type="float" office:value="0.0504497121717157" calcext:value-type="float">
            <text:p>0.050449712171716</text:p>
          </table:table-cell>
          <table:table-cell table:formula="of:=[.E19]+([.$J$3]*[.G19])" office:value-type="float" office:value="-0.449550287828284" calcext:value-type="float">
            <text:p>-0.449550287828284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19]" office:value-type="float" office:value="0.0504497121717157" calcext:value-type="float">
            <text:p>0.050449712171716</text:p>
          </table:table-cell>
          <table:table-cell table:formula="of:=[.I19]" office:value-type="float" office:value="-0.449550287828284" calcext:value-type="float">
            <text:p>-0.449550287828284</text:p>
          </table:table-cell>
          <table:table-cell table:formula="of:=([.D20]*[.A20])+[.E20]" office:value-type="float" office:value="60.0901043182306" calcext:value-type="float">
            <text:p>60.0901043182306</text:p>
          </table:table-cell>
          <table:table-cell table:formula="of:=[.B20]-[.F20]" office:value-type="float" office:value="-0.0901043182305727" calcext:value-type="float">
            <text:p>-0.090104318230573</text:p>
          </table:table-cell>
          <table:table-cell table:formula="of:=[.D20]+([.$J$3]*[.G20])" office:value-type="float" office:value="0.0503596078534851" calcext:value-type="float">
            <text:p>0.050359607853485</text:p>
          </table:table-cell>
          <table:table-cell table:formula="of:=[.E20]+([.$J$3]*[.G20])" office:value-type="float" office:value="-0.449640392146515" calcext:value-type="float">
            <text:p>-0.44964039214651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20]" office:value-type="float" office:value="0.0503596078534851" calcext:value-type="float">
            <text:p>0.050359607853485</text:p>
          </table:table-cell>
          <table:table-cell table:formula="of:=[.I20]" office:value-type="float" office:value="-0.449640392146515" calcext:value-type="float">
            <text:p>-0.449640392146515</text:p>
          </table:table-cell>
          <table:table-cell table:formula="of:=([.D21]*[.A21])+[.E21]" office:value-type="float" office:value="75.0897713880812" calcext:value-type="float">
            <text:p>75.0897713880812</text:p>
          </table:table-cell>
          <table:table-cell table:formula="of:=[.B21]-[.F21]" office:value-type="float" office:value="-0.0897713880811892" calcext:value-type="float">
            <text:p>-0.089771388081189</text:p>
          </table:table-cell>
          <table:table-cell table:formula="of:=[.D21]+([.$J$3]*[.G21])" office:value-type="float" office:value="0.050269836465404" calcext:value-type="float">
            <text:p>0.050269836465404</text:p>
          </table:table-cell>
          <table:table-cell table:formula="of:=[.E21]+([.$J$3]*[.G21])" office:value-type="float" office:value="-0.449730163534596" calcext:value-type="float">
            <text:p>-0.44973016353459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H21]" office:value-type="float" office:value="0.050269836465404" calcext:value-type="float">
            <text:p>0.050269836465404</text:p>
          </table:table-cell>
          <table:table-cell table:formula="of:=[.I21]" office:value-type="float" office:value="-0.449730163534596" calcext:value-type="float">
            <text:p>-0.449730163534596</text:p>
          </table:table-cell>
          <table:table-cell table:formula="of:=([.D22]*[.A22])+[.E22]" office:value-type="float" office:value="79.9820081811117" calcext:value-type="float">
            <text:p>79.9820081811117</text:p>
          </table:table-cell>
          <table:table-cell table:formula="of:=[.B22]-[.F22]" office:value-type="float" office:value="0.0179918188882766" calcext:value-type="float">
            <text:p>0.017991818888277</text:p>
          </table:table-cell>
          <table:table-cell table:formula="of:=[.D22]+([.$J$3]*[.G22])" office:value-type="float" office:value="0.0502878282842922" calcext:value-type="float">
            <text:p>0.050287828284292</text:p>
          </table:table-cell>
          <table:table-cell table:formula="of:=[.E22]+([.$J$3]*[.G22])" office:value-type="float" office:value="-0.449712171715708" calcext:value-type="float">
            <text:p>-0.4497121717157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22]" office:value-type="float" office:value="0.0502878282842922" calcext:value-type="float">
            <text:p>0.050287828284292</text:p>
          </table:table-cell>
          <table:table-cell table:formula="of:=[.I22]" office:value-type="float" office:value="-0.449712171715708" calcext:value-type="float">
            <text:p>-0.449712171715708</text:p>
          </table:table-cell>
          <table:table-cell table:formula="of:=([.D23]*[.A23])+[.E23]" office:value-type="float" office:value="49.8381161125765" calcext:value-type="float">
            <text:p>49.8381161125765</text:p>
          </table:table-cell>
          <table:table-cell table:formula="of:=[.B23]-[.F23]" office:value-type="float" office:value="0.161883887423478" calcext:value-type="float">
            <text:p>0.161883887423478</text:p>
          </table:table-cell>
          <table:table-cell table:formula="of:=[.D23]+([.$J$3]*[.G23])" office:value-type="float" office:value="0.0504497121717157" calcext:value-type="float">
            <text:p>0.050449712171716</text:p>
          </table:table-cell>
          <table:table-cell table:formula="of:=[.E23]+([.$J$3]*[.G23])" office:value-type="float" office:value="-0.449550287828284" calcext:value-type="float">
            <text:p>-0.449550287828284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23]" office:value-type="float" office:value="0.0504497121717157" calcext:value-type="float">
            <text:p>0.050449712171716</text:p>
          </table:table-cell>
          <table:table-cell table:formula="of:=[.I23]" office:value-type="float" office:value="-0.449550287828284" calcext:value-type="float">
            <text:p>-0.449550287828284</text:p>
          </table:table-cell>
          <table:table-cell table:formula="of:=([.D24]*[.A24])+[.E24]" office:value-type="float" office:value="60.0901043182306" calcext:value-type="float">
            <text:p>60.0901043182306</text:p>
          </table:table-cell>
          <table:table-cell table:formula="of:=[.B24]-[.F24]" office:value-type="float" office:value="-0.0901043182305656" calcext:value-type="float">
            <text:p>-0.090104318230566</text:p>
          </table:table-cell>
          <table:table-cell table:formula="of:=[.D24]+([.$J$3]*[.G24])" office:value-type="float" office:value="0.0503596078534851" calcext:value-type="float">
            <text:p>0.050359607853485</text:p>
          </table:table-cell>
          <table:table-cell table:formula="of:=[.E24]+([.$J$3]*[.G24])" office:value-type="float" office:value="-0.449640392146515" calcext:value-type="float">
            <text:p>-0.44964039214651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24]" office:value-type="float" office:value="0.0503596078534851" calcext:value-type="float">
            <text:p>0.050359607853485</text:p>
          </table:table-cell>
          <table:table-cell table:formula="of:=[.I24]" office:value-type="float" office:value="-0.449640392146515" calcext:value-type="float">
            <text:p>-0.449640392146515</text:p>
          </table:table-cell>
          <table:table-cell table:formula="of:=([.D25]*[.A25])+[.E25]" office:value-type="float" office:value="75.0897713880812" calcext:value-type="float">
            <text:p>75.0897713880812</text:p>
          </table:table-cell>
          <table:table-cell table:formula="of:=[.B25]-[.F25]" office:value-type="float" office:value="-0.0897713880811892" calcext:value-type="float">
            <text:p>-0.089771388081189</text:p>
          </table:table-cell>
          <table:table-cell table:formula="of:=[.D25]+([.$J$3]*[.G25])" office:value-type="float" office:value="0.050269836465404" calcext:value-type="float">
            <text:p>0.050269836465404</text:p>
          </table:table-cell>
          <table:table-cell table:formula="of:=[.E25]+([.$J$3]*[.G25])" office:value-type="float" office:value="-0.449730163534596" calcext:value-type="float">
            <text:p>-0.44973016353459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H25]" office:value-type="float" office:value="0.050269836465404" calcext:value-type="float">
            <text:p>0.050269836465404</text:p>
          </table:table-cell>
          <table:table-cell table:formula="of:=[.I25]" office:value-type="float" office:value="-0.449730163534596" calcext:value-type="float">
            <text:p>-0.449730163534596</text:p>
          </table:table-cell>
          <table:table-cell table:formula="of:=([.D26]*[.A26])+[.E26]" office:value-type="float" office:value="79.9820081811117" calcext:value-type="float">
            <text:p>79.9820081811117</text:p>
          </table:table-cell>
          <table:table-cell table:formula="of:=[.B26]-[.F26]" office:value-type="float" office:value="0.0179918188882766" calcext:value-type="float">
            <text:p>0.017991818888277</text:p>
          </table:table-cell>
          <table:table-cell table:formula="of:=[.D26]+([.$J$3]*[.G26])" office:value-type="float" office:value="0.0502878282842922" calcext:value-type="float">
            <text:p>0.050287828284292</text:p>
          </table:table-cell>
          <table:table-cell table:formula="of:=[.E26]+([.$J$3]*[.G26])" office:value-type="float" office:value="-0.449712171715708" calcext:value-type="float">
            <text:p>-0.4497121717157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26]" office:value-type="float" office:value="0.0502878282842922" calcext:value-type="float">
            <text:p>0.050287828284292</text:p>
          </table:table-cell>
          <table:table-cell table:formula="of:=[.I26]" office:value-type="float" office:value="-0.449712171715708" calcext:value-type="float">
            <text:p>-0.449712171715708</text:p>
          </table:table-cell>
          <table:table-cell table:formula="of:=([.D27]*[.A27])+[.E27]" office:value-type="float" office:value="49.8381161125765" calcext:value-type="float">
            <text:p>49.8381161125765</text:p>
          </table:table-cell>
          <table:table-cell table:formula="of:=[.B27]-[.F27]" office:value-type="float" office:value="0.161883887423478" calcext:value-type="float">
            <text:p>0.161883887423478</text:p>
          </table:table-cell>
          <table:table-cell table:formula="of:=[.D27]+([.$J$3]*[.G27])" office:value-type="float" office:value="0.0504497121717157" calcext:value-type="float">
            <text:p>0.050449712171716</text:p>
          </table:table-cell>
          <table:table-cell table:formula="of:=[.E27]+([.$J$3]*[.G27])" office:value-type="float" office:value="-0.449550287828284" calcext:value-type="float">
            <text:p>-0.449550287828284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27]" office:value-type="float" office:value="0.0504497121717157" calcext:value-type="float">
            <text:p>0.050449712171716</text:p>
          </table:table-cell>
          <table:table-cell table:formula="of:=[.I27]" office:value-type="float" office:value="-0.449550287828284" calcext:value-type="float">
            <text:p>-0.449550287828284</text:p>
          </table:table-cell>
          <table:table-cell table:formula="of:=([.D28]*[.A28])+[.E28]" office:value-type="float" office:value="60.0901043182306" calcext:value-type="float">
            <text:p>60.0901043182306</text:p>
          </table:table-cell>
          <table:table-cell table:formula="of:=[.B28]-[.F28]" office:value-type="float" office:value="-0.0901043182305656" calcext:value-type="float">
            <text:p>-0.090104318230566</text:p>
          </table:table-cell>
          <table:table-cell table:formula="of:=[.D28]+([.$J$3]*[.G28])" office:value-type="float" office:value="0.0503596078534851" calcext:value-type="float">
            <text:p>0.050359607853485</text:p>
          </table:table-cell>
          <table:table-cell table:formula="of:=[.E28]+([.$J$3]*[.G28])" office:value-type="float" office:value="-0.449640392146515" calcext:value-type="float">
            <text:p>-0.44964039214651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28]" office:value-type="float" office:value="0.0503596078534851" calcext:value-type="float">
            <text:p>0.050359607853485</text:p>
          </table:table-cell>
          <table:table-cell table:formula="of:=[.I28]" office:value-type="float" office:value="-0.449640392146515" calcext:value-type="float">
            <text:p>-0.449640392146515</text:p>
          </table:table-cell>
          <table:table-cell table:formula="of:=([.D29]*[.A29])+[.E29]" office:value-type="float" office:value="75.0897713880812" calcext:value-type="float">
            <text:p>75.0897713880812</text:p>
          </table:table-cell>
          <table:table-cell table:formula="of:=[.B29]-[.F29]" office:value-type="float" office:value="-0.0897713880811892" calcext:value-type="float">
            <text:p>-0.089771388081189</text:p>
          </table:table-cell>
          <table:table-cell table:formula="of:=[.D29]+([.$J$3]*[.G29])" office:value-type="float" office:value="0.050269836465404" calcext:value-type="float">
            <text:p>0.050269836465404</text:p>
          </table:table-cell>
          <table:table-cell table:formula="of:=[.E29]+([.$J$3]*[.G29])" office:value-type="float" office:value="-0.449730163534596" calcext:value-type="float">
            <text:p>-0.44973016353459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H29]" office:value-type="float" office:value="0.050269836465404" calcext:value-type="float">
            <text:p>0.050269836465404</text:p>
          </table:table-cell>
          <table:table-cell table:formula="of:=[.I29]" office:value-type="float" office:value="-0.449730163534596" calcext:value-type="float">
            <text:p>-0.449730163534596</text:p>
          </table:table-cell>
          <table:table-cell table:formula="of:=([.D30]*[.A30])+[.E30]" office:value-type="float" office:value="79.9820081811117" calcext:value-type="float">
            <text:p>79.9820081811117</text:p>
          </table:table-cell>
          <table:table-cell table:formula="of:=[.B30]-[.F30]" office:value-type="float" office:value="0.0179918188882766" calcext:value-type="float">
            <text:p>0.017991818888277</text:p>
          </table:table-cell>
          <table:table-cell table:formula="of:=[.D30]+([.$J$3]*[.G30])" office:value-type="float" office:value="0.0502878282842922" calcext:value-type="float">
            <text:p>0.050287828284292</text:p>
          </table:table-cell>
          <table:table-cell table:formula="of:=[.E30]+([.$J$3]*[.G30])" office:value-type="float" office:value="-0.449712171715708" calcext:value-type="float">
            <text:p>-0.4497121717157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30]" office:value-type="float" office:value="0.0502878282842922" calcext:value-type="float">
            <text:p>0.050287828284292</text:p>
          </table:table-cell>
          <table:table-cell table:formula="of:=[.I30]" office:value-type="float" office:value="-0.449712171715708" calcext:value-type="float">
            <text:p>-0.449712171715708</text:p>
          </table:table-cell>
          <table:table-cell table:formula="of:=([.D31]*[.A31])+[.E31]" office:value-type="float" office:value="49.8381161125765" calcext:value-type="float">
            <text:p>49.8381161125765</text:p>
          </table:table-cell>
          <table:table-cell table:formula="of:=[.B31]-[.F31]" office:value-type="float" office:value="0.161883887423478" calcext:value-type="float">
            <text:p>0.161883887423478</text:p>
          </table:table-cell>
          <table:table-cell table:formula="of:=[.D31]+([.$J$3]*[.G31])" office:value-type="float" office:value="0.0504497121717157" calcext:value-type="float">
            <text:p>0.050449712171716</text:p>
          </table:table-cell>
          <table:table-cell table:formula="of:=[.E31]+([.$J$3]*[.G31])" office:value-type="float" office:value="-0.449550287828284" calcext:value-type="float">
            <text:p>-0.449550287828284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31]" office:value-type="float" office:value="0.0504497121717157" calcext:value-type="float">
            <text:p>0.050449712171716</text:p>
          </table:table-cell>
          <table:table-cell table:formula="of:=[.I31]" office:value-type="float" office:value="-0.449550287828284" calcext:value-type="float">
            <text:p>-0.449550287828284</text:p>
          </table:table-cell>
          <table:table-cell table:formula="of:=([.D32]*[.A32])+[.E32]" office:value-type="float" office:value="60.0901043182306" calcext:value-type="float">
            <text:p>60.0901043182306</text:p>
          </table:table-cell>
          <table:table-cell table:formula="of:=[.B32]-[.F32]" office:value-type="float" office:value="-0.0901043182305656" calcext:value-type="float">
            <text:p>-0.090104318230566</text:p>
          </table:table-cell>
          <table:table-cell table:formula="of:=[.D32]+([.$J$3]*[.G32])" office:value-type="float" office:value="0.0503596078534851" calcext:value-type="float">
            <text:p>0.050359607853485</text:p>
          </table:table-cell>
          <table:table-cell table:formula="of:=[.E32]+([.$J$3]*[.G32])" office:value-type="float" office:value="-0.449640392146515" calcext:value-type="float">
            <text:p>-0.44964039214651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32]" office:value-type="float" office:value="0.0503596078534851" calcext:value-type="float">
            <text:p>0.050359607853485</text:p>
          </table:table-cell>
          <table:table-cell table:formula="of:=[.I32]" office:value-type="float" office:value="-0.449640392146515" calcext:value-type="float">
            <text:p>-0.449640392146515</text:p>
          </table:table-cell>
          <table:table-cell table:formula="of:=([.D33]*[.A33])+[.E33]" office:value-type="float" office:value="75.0897713880812" calcext:value-type="float">
            <text:p>75.0897713880812</text:p>
          </table:table-cell>
          <table:table-cell table:formula="of:=[.B33]-[.F33]" office:value-type="float" office:value="-0.0897713880811892" calcext:value-type="float">
            <text:p>-0.089771388081189</text:p>
          </table:table-cell>
          <table:table-cell table:formula="of:=[.D33]+([.$J$3]*[.G33])" office:value-type="float" office:value="0.050269836465404" calcext:value-type="float">
            <text:p>0.050269836465404</text:p>
          </table:table-cell>
          <table:table-cell table:formula="of:=[.E33]+([.$J$3]*[.G33])" office:value-type="float" office:value="-0.449730163534596" calcext:value-type="float">
            <text:p>-0.44973016353459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H33]" office:value-type="float" office:value="0.050269836465404" calcext:value-type="float">
            <text:p>0.050269836465404</text:p>
          </table:table-cell>
          <table:table-cell table:formula="of:=[.I33]" office:value-type="float" office:value="-0.449730163534596" calcext:value-type="float">
            <text:p>-0.449730163534596</text:p>
          </table:table-cell>
          <table:table-cell table:formula="of:=([.D34]*[.A34])+[.E34]" office:value-type="float" office:value="79.9820081811117" calcext:value-type="float">
            <text:p>79.9820081811117</text:p>
          </table:table-cell>
          <table:table-cell table:formula="of:=[.B34]-[.F34]" office:value-type="float" office:value="0.0179918188882766" calcext:value-type="float">
            <text:p>0.017991818888277</text:p>
          </table:table-cell>
          <table:table-cell table:formula="of:=[.D34]+([.$J$3]*[.G34])" office:value-type="float" office:value="0.0502878282842922" calcext:value-type="float">
            <text:p>0.050287828284292</text:p>
          </table:table-cell>
          <table:table-cell table:formula="of:=[.E34]+([.$J$3]*[.G34])" office:value-type="float" office:value="-0.449712171715708" calcext:value-type="float">
            <text:p>-0.4497121717157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17:52:55.004108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2:03:05.432201902</meta:creation-date>
    <dc:date>2019-01-13T18:31:07.565153259</dc:date>
    <meta:editing-duration>PT29M59S</meta:editing-duration>
    <meta:editing-cycles>2</meta:editing-cycles>
    <meta:generator>LibreOffice/6.0.7.3$Linux_X86_64 LibreOffice_project/00m0$Build-3</meta:generator>
    <meta:document-statistic meta:table-count="1" meta:cell-count="268" meta:object-count="0"/>
  </office:meta>
</office:document-meta>
</file>